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5" calcext:value-type="float">
            <text:p>24.8858423576715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5" calcext:value-type="float">
            <text:p>27.3858423576715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9" calcext:value-type="float">
            <text:p>46.22459297336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9" calcext:value-type="float">
            <text:p>46.22459297336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39" calcext:value-type="float">
            <text:p>36.9689661768439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9" calcext:value-type="float">
            <text:p>46.22459297336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9" calcext:value-type="float">
            <text:p>46.22459297336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9" calcext:value-type="float">
            <text:p>46.22459297336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9" calcext:value-type="float">
            <text:p>46.22459297336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9" calcext:value-type="float">
            <text:p>46.22459297336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5" calcext:value-type="float">
            <text:p>24.8858423576715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9" calcext:value-type="float">
            <text:p>43.9529082580259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9" calcext:value-type="float">
            <text:p>46.22459297336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9" calcext:value-type="float">
            <text:p>46.22459297336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2" calcext:value-type="float">
            <text:p>38.7662262436342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9" calcext:value-type="float">
            <text:p>46.22459297336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329.93pt" svg:height="472.11pt" svg:x="526.05pt" svg:y="0pt">
            <loext:p draw:notify-on-update-of-ranges="Sheet3.B2:Sheet3.B143 Sheet3.A2:Sheet3.A143 Sheet3.D2:Sheet3.D114 Sheet3.C2:Sheet3.C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00:24:05.06951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00:36:24.768360995</dc:date>
    <meta:editing-duration>PT2H26M57S</meta:editing-duration>
    <meta:editing-cycles>21</meta:editing-cycles>
    <meta:generator>LibreOffice/5.2.7.2$Linux_X86_64 LibreOffice_project/20m0$Build-2</meta:generator>
    <meta:document-statistic meta:table-count="3" meta:cell-count="27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8" chart:maximum="12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18cm" svg:height="16.656cm" xlink:href=".." xlink:type="simple" chart:class="chart:scatter" chart:style-name="ch1">
        <chart:legend chart:legend-position="end" svg:x="44.648cm" svg:y="7.78cm" style:legend-expansion="high" chart:style-name="ch2"/>
        <chart:plot-area chart:style-name="ch3" table:cell-range-address="Sheet3.A2:Sheet3.B143 Sheet3.D2:Sheet3.D114" chart:data-source-has-labels="row" svg:x="0.938cm" svg:y="0.333cm" svg:width="42.772cm" svg:height="15.99cm">
          <chartooo:coordinate-region svg:x="1.559cm" svg:y="0.532cm" svg:width="41.871cm" svg:height="15.1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143" loext:label-string="&quot;speed&quot;" chart:class="chart:scatter">
            <chart:domain table:cell-range-address="Sheet3.A2:Sheet3.A143"/>
            <chart:data-point chart:repeated="142"/>
          </chart:series>
          <chart:series chart:style-name="ch8" chart:values-cell-range-address="Sheet3.D2:Sheet3.D114" loext:label-string="&quot;limit&quot;" chart:class="chart:scatter">
            <chart:domain table:cell-range-address="Sheet3.C2:Sheet3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3.A2:Sheet3.A143</svg:desc>
                </draw:g>
              </table:table-cell>
              <table:table-cell office:value-type="float" office:value="0">
                <text:p>0</text:p>
                <draw:g>
                  <svg:desc>Sheet3.B2:Sheet3.B143</svg:desc>
                </draw:g>
              </table:table-cell>
              <table:table-cell office:value-type="float" office:value="99.3">
                <text:p>99.3</text:p>
                <draw:g>
                  <svg:desc>Sheet3.C2:Sheet3.C114</svg:desc>
                </draw:g>
              </table:table-cell>
              <table:table-cell office:value-type="float" office:value="0">
                <text:p>0</text:p>
                <draw:g>
                  <svg:desc>Sheet3.D2:Sheet3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